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85c1b" officeooo:paragraph-rsid="00085c1b"/>
    </style:style>
    <style:style style:name="P2" style:family="paragraph" style:parent-style-name="Standard">
      <style:text-properties style:font-name="Liberation Sans" fo:font-weight="bold" officeooo:rsid="000ac772" officeooo:paragraph-rsid="000ac772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0ac772" officeooo:paragraph-rsid="000ac772" style:font-weight-asian="normal" style:font-weight-complex="normal"/>
    </style:style>
    <style:style style:name="P4" style:family="paragraph" style:parent-style-name="Standard">
      <style:text-properties style:font-name="Liberation Sans" officeooo:rsid="000aa1d8" officeooo:paragraph-rsid="000aa1d8"/>
    </style:style>
    <style:style style:name="P5" style:family="paragraph" style:parent-style-name="Heading_20_1">
      <style:text-properties style:font-name="Liberation Sans"/>
    </style:style>
    <style:style style:name="P6" style:family="paragraph" style:parent-style-name="Heading_20_2">
      <style:text-properties style:font-name="Liberation Sans"/>
    </style:style>
    <style:style style:name="P7" style:family="paragraph" style:parent-style-name="Heading_20_2">
      <style:text-properties style:font-name="Liberation Sans" officeooo:paragraph-rsid="00085c1b"/>
    </style:style>
    <style:style style:name="P8" style:family="paragraph" style:parent-style-name="Standard" style:list-style-name="L1">
      <style:text-properties style:font-name="Liberation Sans" officeooo:rsid="00085c1b" officeooo:paragraph-rsid="00085c1b"/>
    </style:style>
    <style:style style:name="P9" style:family="paragraph" style:parent-style-name="Standard" style:list-style-name="L1">
      <style:text-properties style:font-name="Liberation Sans" officeooo:paragraph-rsid="00085c1b"/>
    </style:style>
    <style:style style:name="P10" style:family="paragraph" style:parent-style-name="Standard" style:list-style-name="L2">
      <style:text-properties style:font-name="Liberation Sans" officeooo:rsid="00098a3a" officeooo:paragraph-rsid="00098a3a"/>
    </style:style>
    <style:style style:name="P11" style:family="paragraph" style:parent-style-name="Standard" style:list-style-name="L3">
      <style:text-properties style:font-name="Liberation Sans" officeooo:rsid="000aa1d8" officeooo:paragraph-rsid="000aa1d8"/>
    </style:style>
    <style:style style:name="P12" style:family="paragraph" style:parent-style-name="Standard" style:list-style-name="L4">
      <style:text-properties style:font-name="Liberation Sans" officeooo:rsid="000aa1d8" officeooo:paragraph-rsid="000aa1d8"/>
    </style:style>
    <style:style style:name="P13" style:family="paragraph" style:parent-style-name="Standard" style:list-style-name="L4">
      <style:text-properties style:font-name="Liberation Sans" officeooo:rsid="000c8e41" officeooo:paragraph-rsid="000c8e41"/>
    </style:style>
    <style:style style:name="P14" style:family="paragraph" style:parent-style-name="Standard">
      <style:text-properties style:font-name="Liberation Sans" officeooo:rsid="0014cb96" officeooo:paragraph-rsid="0014cb96"/>
    </style:style>
    <style:style style:name="P15" style:family="paragraph" style:parent-style-name="Text_20_body">
      <style:text-properties style:font-name="Liberation Sans" officeooo:rsid="000f0a94" officeooo:paragraph-rsid="000f0a94"/>
    </style:style>
    <style:style style:name="P16" style:family="paragraph" style:parent-style-name="Text_20_body">
      <style:text-properties style:font-name="Liberation Sans" officeooo:rsid="0014cb96" officeooo:paragraph-rsid="0014cb96"/>
    </style:style>
    <style:style style:name="T1" style:family="text">
      <style:text-properties officeooo:rsid="00085c1b"/>
    </style:style>
    <style:style style:name="T2" style:family="text">
      <style:text-properties officeooo:rsid="000aa1d8"/>
    </style:style>
    <style:style style:name="T3" style:family="text">
      <style:text-properties officeooo:rsid="000ac772"/>
    </style:style>
    <style:style style:name="T4" style:family="text">
      <style:text-properties officeooo:rsid="0012f00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Höhenmessung: Measure Mika</text:h>
      <text:p text:style-name="P15"><text:span text:style-name="T4">10.03.2023 — </text:span>Marcel Pfaff, Jonas Geiger, Sascha Schrempp</text:p>
      <text:p text:style-name="P15"/>
      <text:h text:style-name="Heading_20_2" text:outline-level="2">Allgemein</text:h>
      <text:p text:style-name="P16">Layoutmanager: GridLayout</text:p>
      <text:p text:style-name="P14">Orientierung: Hochkant</text:p>
      <text:p text:style-name="P14">Widgets: Carousel, Button, Checkbox, TextInput, Label, Camera, ToggleButton, ListView</text:p>
      <text:h text:style-name="P6" text:outline-level="2">1. Arbeitspaket: Startansicht</text:h>
      <text:list xml:id="list1547723695" text:style-name="L1">
        <text:list-item>
          <text:p text:style-name="P8">Anleitungsbilder ↦ Marcel</text:p>
        </text:list-item>
        <text:list-item>
          <text:p text:style-name="P9"><text:span text:style-name="T1">Anleitungsbilder Karussell umsetzen </text:span>↦ <text:span text:style-name="T1">Sascha</text:span></text:p>
        </text:list-item>
        <text:list-item>
          <text:p text:style-name="P9"><text:span text:style-name="T1">TextBox für die Größe </text:span>↦ <text:span text:style-name="T1">Jonas</text:span></text:p>
        </text:list-item>
        <text:list-item>
          <text:p text:style-name="P8">Buttons „Weiter“ auf andere Ansichten ↦ Jonas</text:p>
        </text:list-item>
      </text:list>
      <text:p text:style-name="P2">bis 12.03.2023</text:p>
      <text:p text:style-name="P1"/>
      <text:h text:style-name="P7" text:outline-level="2"><text:span text:style-name="T1">2</text:span>. Arbeitspaket: <text:span text:style-name="T1">Kameraansicht</text:span></text:h>
      <text:list xml:id="list110426332954136" text:continue-numbering="true" text:style-name="L1">
        <text:list-item>
          <text:p text:style-name="P8">Durchführungstipp ↦ Jonas</text:p>
        </text:list-item>
        <text:list-item>
          <text:p text:style-name="P8">Fadenkreuz ↦ Marcel</text:p>
        </text:list-item>
        <text:list-item>
          <text:p text:style-name="P8">Anzeige Livedistanz umsetzen ↦ Sascha</text:p>
        </text:list-item>
        <text:list-item>
          <text:p text:style-name="P8">Buttons „Auslösbutton“, „Wiederholbutton“, „Vor- Zurückbutton“ ↦ Marcel</text:p>
        </text:list-item>
      </text:list>
      <text:p text:style-name="P2">bis 19.03.2023</text:p>
      <text:p text:style-name="P3"/>
      <text:h text:style-name="P6" text:outline-level="2">3. Arbeitspaket: Ergebnisansicht</text:h>
      <text:list text:style-name="L2">
        <text:list-item>
          <text:p text:style-name="P10">Ergebnisse berechnen und Formel anzeigen ↦ Sascha</text:p>
        </text:list-item>
        <text:list-item>
          <text:p text:style-name="P10">Zurückbutton ↦ Marcel</text:p>
        </text:list-item>
        <text:list-item>
          <text:p text:style-name="P10">Speicherbutton/ -logik mit JSON ↦ Jonas</text:p>
        </text:list-item>
      </text:list>
      <text:p text:style-name="P2">bis 19.03.2023</text:p>
      <text:p text:style-name="P3"/>
      <text:h text:style-name="P6" text:outline-level="2">4. <text:span text:style-name="T2">Arbeitspaket: Verlaufsansicht</text:span></text:h>
      <text:list text:style-name="L3">
        <text:list-item>
          <text:p text:style-name="P11">Ergebnisse aus JSON auslesen ↦ Jonas</text:p>
        </text:list-item>
        <text:list-item>
          <text:p text:style-name="P11">Liste zum Anzeigen der Ergebnisse ↦ Marcel</text:p>
        </text:list-item>
        <text:list-item>
          <text:p text:style-name="P11">Zurückbutton ↦ Sascha</text:p>
        </text:list-item>
      </text:list>
      <text:p text:style-name="P2">bis 22.03.2023</text:p>
      <text:p text:style-name="P4"/>
      <text:h text:style-name="P6" text:outline-level="2">5. Arbeitspaket: Dokumentation <text:span text:style-name="T3">und Testphase</text:span></text:h>
      <text:list text:style-name="L4">
        <text:list-item>
          <text:p text:style-name="P12">DocStrings ↦ Sascha</text:p>
        </text:list-item>
        <text:list-item>
          <text:p text:style-name="P12">UML-Diagramm ↦ Jonas</text:p>
        </text:list-item>
        <text:list-item>
          <text:p text:style-name="P12">Entwurfsentscheidungen ↦ Marcel</text:p>
        </text:list-item>
        <text:list-item>
          <text:p text:style-name="P12">Dokumentieren der Arbeitspaket ↦ Alle</text:p>
        </text:list-item>
        <text:list-item>
          <text:p text:style-name="P13">App testen</text:p>
        </text:list-item>
      </text:list>
      <text:p text:style-name="P2"><text:soft-page-break/>bis 23.03.2023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8:00:22.693733788</meta:creation-date>
    <dc:date>2023-03-10T11:03:55.217010458</dc:date>
    <meta:editing-duration>PT27M53S</meta:editing-duration>
    <meta:editing-cycles>9</meta:editing-cycles>
    <meta:generator>LibreOffice/7.4.5.1$Linux_X86_64 LibreOffice_project/40$Build-1</meta:generator>
    <meta:document-statistic meta:table-count="0" meta:image-count="0" meta:object-count="0" meta:page-count="2" meta:paragraph-count="35" meta:word-count="157" meta:character-count="1099" meta:non-whitespace-character-count="995"/>
  </office:meta>
</office:document-meta>
</file>